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182" officeooo:paragraph-rsid="00196182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db79b" officeooo:paragraph-rsid="001db79b"/>
    </style:style>
    <style:style style:name="T1" style:family="text">
      <style:text-properties officeooo:rsid="001b3315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5/10/2021 - Dia 2.2 | Git &amp; GitHub - Entendendo os comandos</text:p>
      <text:p text:style-name="P1"/>
      <text:p text:style-name="P1">Exercício de Autoliderança:</text:p>
      <text:p text:style-name="P1"/>
      <text:p text:style-name="Standard">A ideia, hoje, é expandirmos o significado da palavra “influenciar”. Para isso, nós faremos um primeiro exercício, dividido em três etapas.</text:p>
      <text:p text:style-name="Standard"/>
      <text:p text:style-name="Standard">Inicialmente, você deve enumerar as cinco pessoas que, na sua percepção, mais influenciaram a sua vida:</text:p>
      <text:p text:style-name="Standard"/>
      <text:p text:style-name="Standard">Minha Mãe = me influenciou a ser sempre honesto, verdadeiro, fazer o que <text:span text:style-name="T1">precisa ser feito;</text:span></text:p>
      <text:p text:style-name="Standard">Meu Pai <text:span text:style-name="T1">= me influenciou a ser firme e como eu não devo tratar aos outros;</text:span></text:p>
      <text:p text:style-name="Standard">Professoras e professores <text:span text:style-name="T1">= me influenciaram a ter senso crítico, aprender a aprender e entender que <text:s/>são as perguntas certas que fazem acontecer;</text:span></text:p>
      <text:p text:style-name="Standard">Minha Esposa <text:span text:style-name="T1">= me influenciou a ter mais ternura, amor, carinho e Fé;</text:span></text:p>
      <text:p text:style-name="Standard">Minha Filha <text:span text:style-name="T1">= me influenciou (e influencia todos os dias) a ser um ser humano melhor e um bom exemplo.</text:span></text:p>
      <text:p text:style-name="Standard"/>
      <text:p text:style-name="P2">Segunda etapa</text:p>
      <text:p text:style-name="Standard">Se na sua lista consta o seu próprio nome, parabéns: você já entendeu que uma das principais influências da sua vida é você.</text:p>
      <text:p text:style-name="Standard">Mas se o seu nome não apareceu entre as pessoas listadas na primeira atividade, saiba que isso é muito comum: por vezes, nos esquecemos que nós somos a principal pessoa que influencia as nossas próprias vidas. Sobretudo a partir da fase adulta.</text:p>
      <text:p text:style-name="Standard">Isso tem a ver com um conceito que será fundamental na sua jornada como estudante aqui na Trybe. Trata-se da autoliderança:</text:p>
      <text:p text:style-name="Standard"/>
      <text:p text:style-name="P3">1- Seja PROTAGONISTA da sua vida;</text:p>
      <text:p text:style-name="P3">2- Planejamento;</text:p>
      <text:p text:style-name="P3">3- Autocontrol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4:20:45.421310607</meta:creation-date>
    <dc:date>2021-10-25T15:02:28.108136013</dc:date>
    <meta:editing-duration>PT41M4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238" meta:character-count="1380" meta:non-whitespace-character-count="1157"/>
  </office:meta>
</office:document-meta>
</file>